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WWNum3"/>
    <style:style style:name="P2" style:family="paragraph" style:parent-style-name="Text_20_body" style:list-style-name="WWNum4"/>
    <style:style style:name="P3" style:family="paragraph" style:parent-style-name="Heading_20_1" style:list-style-name="WWNum2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4172122" text:style-name="WWNum2">
        <text:list-item>
          <text:h text:style-name="P3" text:outline-level="1"><text:bookmark text:name="_GoBack"/>Lost Child Policy</text:h>
        </text:list-item>
      </text:list>
      <text:p text:style-name="Text_20_body">The care of your child is paramount and I always have risk assessments in place to ensure that they remain with me and are safe.</text:p>
      <text:p text:style-name="Text_20_body">However on rare occasions children can become 'lost' in busy places and therefore as a responsible childminder I have written a procedure that will be followed in the unlikely event of this happening.</text:p>
      <text:list xml:id="list834226407" text:style-name="WWNum3">
        <text:list-item>
          <text:p text:style-name="P1">I will immediately raise the alarm to all around me that I have lost a child and enlist the help of everyone to look for them.</text:p>
        </text:list-item>
        <text:list-item>
          <text:p text:style-name="P1">If it is a secure area, such as a shopping centre, I will quickly alert the security staff so that they can seal off any exits and monitor the situation on CCTV.</text:p>
        </text:list-item>
        <text:list-item>
          <text:p text:style-name="P1">I will provide everyone involved in the search with a description of the child. </text:p>
        </text:list-item>
        <text:list-item>
          <text:p text:style-name="P1">I will reassure any other children with me, as they may be distressed.</text:p>
        </text:list-item>
        <text:list-item>
          <text:p text:style-name="P1">After 10 minutes I will alert the police and provide them with a full description.</text:p>
        </text:list-item>
        <text:list-item>
          <text:p text:style-name="P1">I will then alert the parents/carers to the situation.</text:p>
        </text:list-item>
        <text:list-item>
          <text:p text:style-name="P1">I will inform Ofsted of this incident.</text:p>
        </text:list-item>
      </text:list>
      <text:p text:style-name="Text_20_body">I take precautions to avoid situations like this happening by implementing the following measures:</text:p>
      <text:list xml:id="list1016712863" text:style-name="WWNum4">
        <text:list-item>
          <text:p text:style-name="P2">Ensuring the children hold my hand or the pushchair whilst we are out.</text:p>
        </text:list-item>
        <text:list-item>
          <text:p text:style-name="P2">Avoid going to places that are overcrowded.</text:p>
        </text:list-item>
        <text:list-item>
          <text:p text:style-name="P2">On outings the children wear wristbands with my mobile number on them.</text:p>
        </text:list-item>
        <text:list-item>
          <text:p text:style-name="P2">When the children are old enough I teach the children about the dangers of wandering off and talking to strangers.</text:p>
        </text:list-item>
      </text:list>
      <text:p text:style-name="Text_20_body">Date:07/06/2014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Droid Sans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Times New Roman" fo:language="en" fo:country="GB" style:font-name-asian="WenQuanYi Zen Hei" style:language-asian="zh" style:country-asian="CN" style:font-name-complex="FreeSans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s Fenning</dc:creator>
    <meta:editing-cycles>2</meta:editing-cycles>
    <meta:creation-date>2014-06-08T00:11:00</meta:creation-date>
    <dc:date>2014-06-08T17:46:2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255" meta:character-count="1377" meta:non-whitespace-character-count="1148"/>
    <meta:user-defined meta:name="AppVersion">14.0000</meta:user-defined>
    <meta:user-defined meta:name="Company">BB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